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Arial" fo:language="it" fo:country="IT" fo:font-weight="normal" officeooo:rsid="0000d944" officeooo:paragraph-rsid="0005f82b" style:font-weight-asian="normal" style:font-weight-complex="normal"/>
    </style:style>
    <style:style style:name="P2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Arial" fo:language="it" fo:country="IT" fo:font-weight="normal" officeooo:rsid="0000d944" officeooo:paragraph-rsid="0000d944" style:font-weight-asian="normal" style:font-weight-complex="normal"/>
    </style:style>
    <style:style style:name="P3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Arial" fo:language="it" fo:country="IT" fo:font-weight="normal" officeooo:rsid="0000d944" officeooo:paragraph-rsid="0005f82b" style:font-weight-asian="normal" style:font-weight-complex="normal"/>
    </style:style>
    <style:style style:name="P4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Arial" fo:language="it" fo:country="IT" fo:font-weight="normal" officeooo:rsid="0000d944" officeooo:paragraph-rsid="0000d944" style:font-weight-asian="normal" style:font-weight-complex="normal"/>
    </style:style>
    <style:style style:name="P5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Arial" fo:language="it" fo:country="IT" style:text-underline-style="solid" style:text-underline-width="auto" style:text-underline-color="font-color" fo:font-weight="normal" officeooo:rsid="0000d944" officeooo:paragraph-rsid="0005f82b" style:font-weight-asian="normal" style:font-weight-complex="normal"/>
    </style:style>
    <style:style style:name="P6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Arial" fo:language="it" fo:country="IT" fo:font-weight="bold" officeooo:rsid="0000d944" officeooo:paragraph-rsid="0000d944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officeooo:rsid="0001cf7b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1e718"/>
    </style:style>
    <style:style style:name="T6" style:family="text">
      <style:text-properties style:text-underline-style="none" officeooo:rsid="0005f82b"/>
    </style:style>
    <style:style style:name="T7" style:family="text">
      <style:text-properties style:text-underline-style="none" officeooo:rsid="0001cf7b"/>
    </style:style>
    <style:style style:name="T8" style:family="text">
      <style:text-properties style:text-underline-style="none" officeooo:rsid="00068d9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5f82b"/>
    </style:style>
    <style:style style:name="T11" style:family="text">
      <style:text-properties officeooo:rsid="0005f82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ROGRAM – <text:span text:style-name="T5">Report</text:span></text:p>
      <text:p text:style-name="P6"/>
      <text:p text:style-name="P1">Per la produzione dell’applicativo, è stato seguito il seguente approccio:</text:p>
      <text:p text:style-name="P1"><text:span text:style-name="T2">Analisi</text:span><text:span text:style-name="T9"> dettagliata dei requisiti fondamentali</text:span><text:span text:style-name="T4">: </text:span>A seguito di una prima analisi dei requisiti sono state prodotte le seguenti specifiche, le quali rispecchiano le fondamenta del social network:</text:p>
      <text:list xml:id="list767169048" text:style-name="L1">
        <text:list-item>
          <text:p text:style-name="P2">Registrazione e Login</text:p>
        </text:list-item>
        <text:list-item>
          <text:p text:style-name="P2">Creazione di un evento</text:p>
        </text:list-item>
        <text:list-item>
          <text:p text:style-name="P2">Timeline con eventi</text:p>
        </text:list-item>
        <text:list-item>
          <text:p text:style-name="P2">Seguire un utente</text:p>
        </text:list-item>
        <text:list-item>
          <text:p text:style-name="P2">Commentare / Mi piace post</text:p>
        </text:list-item>
        <text:list-item>
          <text:p text:style-name="P2">Partecipare ad un evento</text:p>
        </text:list-item>
        <text:list-item>
          <text:p text:style-name="P3">Utenti Suggeriti</text:p>
        </text:list-item>
      </text:list>
      <text:p text:style-name="P5"><text:span text:style-name="T1">Creazione di mockup</text:span> basati sulle specifiche emerse<text:span text:style-name="T4">: </text:span><text:span text:style-name="T8">A seguito della prima fase di analisi sono stati creati diversi mockup di una prima versione prototipale della piattaforma.</text:span></text:p>
      <text:p text:style-name="P1"><text:span text:style-name="T9">Implementazione e test di prototipi dimostrativi (</text:span><text:span text:style-name="T2">UX Prototyping</text:span><text:span text:style-name="T9">)</text:span><text:span text:style-name="T4">: </text:span>Dopo aver costruito i prototipi partendo dai mockup, è stato effettuato un test su un campione variegato di possibili utenti, compresi anche utenti con ridotte abilità informatico-digitali (e.g. persone in età adulta non confidenti con il mondo digitale)</text:p>
      <text:p text:style-name="P1">Da questa esperienza, sono emerse le qualità d’uso positive della piattaforma, quali l’interazione con i post e con gli utenti.</text:p>
      <text:p text:style-name="P4">È risultata invece di difficile comprensione, la navigazione attraverso le pagine della piattaforma, rendendo così necessaria una rielaborazione dei modelli del dominio applicativo.</text:p>
      <text:p text:style-name="P4"><text:span text:style-name="T10">Focus Group</text:span><text:span text:style-name="T6">: </text:span><text:span text:style-name="T4">A</text:span> seguito dei riscontri ottenuti dalla UX Prototyping, è stata effettuata una sessione di Focus Group, dalla quale sono state proposte e valutate varie modifiche <text:span text:style-name="T11">tra cui</text:span></text:p>
      <text:list xml:id="list165634907619791" text:continue-numbering="true" text:style-name="L1">
        <text:list-item>
          <text:p text:style-name="P2">Visualizzazione eventi di utenti consigliati</text:p>
        </text:list-item>
        <text:list-item>
          <text:p text:style-name="P2">Visualizzazione di un calendario con gli eventi</text:p>
        </text:list-item>
        <text:list-item>
          <text:p text:style-name="P2">Aggiunta localizzazione degli eventi</text:p>
        </text:list-item>
        <text:list-item>
          <text:p text:style-name="P2">Visualizzazione di una mappa degli eventi</text:p>
        </text:list-item>
        <text:list-item>
          <text:p text:style-name="P3">Aggiunta di notifiche in tempo reale</text:p>
        </text:list-item>
      </text:list>
      <text:p text:style-name="P1"><text:span text:style-name="T10">Implementazione</text:span><text:span text:style-name="T6">: </text:span><text:span text:style-name="T7">Dopo</text:span><text:span text:style-name="T3"> le fasi preliminari e i risultati ottenuti dalle operazioni precedenti, è stata costruita una solida base per l’inizio della costruzione del software finale, la quale ha integrato tutti i requisiti fondamentali richiesti, aggiungendo inoltre le proposte che sono risultate più adeguate durante la fase di Focus Grou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6T16:19:51.379000000</meta:creation-date>
    <dc:date>2023-01-26T16:56:33.447000000</dc:date>
    <meta:editing-duration>PT33M15S</meta:editing-duration>
    <meta:editing-cycles>10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1" meta:word-count="296" meta:character-count="1967" meta:non-whitespace-character-count="1703"/>
  </office:meta>
</office:document-meta>
</file>